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map style:condition="is-true-formula([.$J1]&gt;COLUMN([.A1])-3)" style:apply-style-name="Parameter" style:base-cell-address="Sheet1.A1"/>
    </style:style>
    <style:style style:name="ce7" style:family="table-cell" style:parent-style-name="Default" style:data-style-name="N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2" style:family="table-cell" style:parent-style-name="Default">
      <style:text-properties fo:language="en" fo:country="US"/>
    </style:style>
    <style:style style:name="ce13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ce11"/>
        <table:table-column table:style-name="co7" table:default-cell-style-name="ce12"/>
        <table:table-column table:style-name="co3" table:default-cell-style-name="Default"/>
        <table:table-column table:style-name="co8" table:default-cell-style-name="Default"/>
        <table:table-column table:style-name="co9" table:number-columns-repeated="243" table:default-cell-style-name="Default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string">
            <text:p>Text</text:p>
          </table:table-cell>
          <table:table-cell table:formula="of:=[.C2]" office:value-type="string" office:string-value="Text">
            <text:p>Text</text:p>
          </table:table-cell>
          <table:table-cell table:style-name="ce6" office:value-type="string">
            <text:p>Text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/>
          <table:table-cell table:style-name="ce13"/>
          <table:table-cell/>
          <table:table-cell/>
          <table:table-cell table:formula="of:=IF(ISBLANK([.M2]);[.A2];[.M2])" office:value-type="string" office:string-value="Text">
            <text:p>Text</text:p>
          </table:table-cell>
          <table:table-cell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f:=[.C3]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/>
          <table:table-cell table:style-name="ce13"/>
          <table:table-cell/>
          <table:table-cell table:formula="of:=AND(ISTEXT([.A3]);[.A3]=&quot;&quot;&amp;[.B3])" office:value-type="boolean" office:boolean-value="true">
            <text:p>ИСТИНА</text:p>
          </table:table-cell>
          <table:table-cell table:formula="of:=IF(ISBLANK([.M3]);[.A3];[.M3])" office:value-type="string" office:string-value="0">
            <text:p>0</text:p>
          </table:table-cell>
          <table:table-cell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,6789</text:p>
          </table:table-cell>
          <table:table-cell table:formula="of:=[.C4]" office:value-type="float" office:value="12345.6789">
            <text:p>12345,6789</text:p>
          </table:table-cell>
          <table:table-cell table:style-name="ce6" office:value-type="float" office:value="12345.6789">
            <text:p>12345,6789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4]);[.A4]=&quot;&quot;&amp;[.B4])" office:value-type="boolean" office:boolean-value="true">
            <text:p>ИСТИНА</text:p>
          </table:table-cell>
          <table:table-cell table:formula="of:=IF(ISBLANK([.M4]);[.A4];[.M4])" office:value-type="string" office:string-value="12345,6789">
            <text:p>12345,6789</text:p>
          </table:table-cell>
          <table:table-cell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00000</text:p>
          </table:table-cell>
          <table:table-cell table:formula="of:=[.C5]" office:value-type="float" office:value="1200000">
            <text:p>1,20E+006</text:p>
          </table:table-cell>
          <table:table-cell table:style-name="ce7" office:value-type="float" office:value="1200000">
            <text:p>1,20E+06</text:p>
          </table:table-cell>
          <table:table-cell table:style-name="ce7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5]);[.A5]=&quot;&quot;&amp;[.B5])" office:value-type="boolean" office:boolean-value="true">
            <text:p>ИСТИНА</text:p>
          </table:table-cell>
          <table:table-cell table:formula="of:=IF(ISBLANK([.M5]);[.A5];[.M5])" office:value-type="string" office:string-value="1200000">
            <text:p>1200000</text:p>
          </table:table-cell>
          <table:table-cell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6789</text:p>
          </table:table-cell>
          <table:table-cell table:formula="of:=[.C6]" office:value-type="float" office:value="123456789">
            <text:p>123456789</text:p>
          </table:table-cell>
          <table:table-cell table:style-name="ce6" office:value-type="float" office:value="123456789">
            <text:p>123456789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6]);[.A6]=&quot;&quot;&amp;[.B6])" office:value-type="boolean" office:boolean-value="true">
            <text:p>ИСТИНА</text:p>
          </table:table-cell>
          <table:table-cell table:formula="of:=IF(ISBLANK([.M6]);[.A6];[.M6])" office:value-type="string" office:string-value="123456789">
            <text:p>123456789</text:p>
          </table:table-cell>
          <table:table-cell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,1</text:p>
          </table:table-cell>
          <table:table-cell table:formula="of:=[.C7]" office:value-type="percentage" office:value="0.1">
            <text:p>10,00%</text:p>
          </table:table-cell>
          <table:table-cell table:style-name="ce8" office:value-type="percentage" office:value="0.1">
            <text:p>10%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7]);[.A7]=&quot;&quot;&amp;[.B7])" office:value-type="boolean" office:boolean-value="true">
            <text:p>ИСТИНА</text:p>
          </table:table-cell>
          <table:table-cell table:formula="of:=IF(ISBLANK([.M7]);[.A7];[.M7])" office:value-type="string" office:string-value="0,1">
            <text:p>0,1</text:p>
          </table:table-cell>
          <table:table-cell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f:=[.C8]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table:style-name="ce13"/>
          <table:table-cell/>
          <table:table-cell table:formula="of:=AND(ISTEXT([.A8]);[.A8]=&quot;&quot;&amp;[.B8])" office:value-type="boolean" office:boolean-value="true">
            <text:p>ИСТИНА</text:p>
          </table:table-cell>
          <table:table-cell table:formula="of:=IF(ISBLANK([.M8]);[.A8];[.M8])" office:value-type="string" office:string-value="1">
            <text:p>1</text:p>
          </table:table-cell>
          <table:table-cell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f:=[.C9]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9]);[.A9]=&quot;&quot;&amp;[.B9])" office:value-type="boolean" office:boolean-value="true">
            <text:p>ИСТИНА</text:p>
          </table:table-cell>
          <table:table-cell table:formula="of:=IF(ISBLANK([.M9]);[.A9];[.M9])" office:value-type="string" office:string-value="0">
            <text:p>0</text:p>
          </table:table-cell>
          <table:table-cell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f:=[.C10]=[.D10]" office:value-type="boolean" office:boolean-value="true">
            <text:p>ИСТИНА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 table:formula="of:=AND(ISTEXT([.A10]);[.A10]=&quot;&quot;&amp;[.B10])" office:value-type="boolean" office:boolean-value="true">
            <text:p>ИСТИНА</text:p>
          </table:table-cell>
          <table:table-cell table:formula="of:=IF(ISBLANK([.M10]);[.A10];[.M10])" office:value-type="string" office:string-value="1">
            <text:p>1</text:p>
          </table:table-cell>
          <table:table-cell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f:=[.C11]=[.D11]" office:value-type="boolean" office:boolean-value="false">
            <text:p>ЛОЖЬ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 table:formula="of:=AND(ISTEXT([.A11]);[.A11]=&quot;&quot;&amp;[.B11])" office:value-type="boolean" office:boolean-value="true">
            <text:p>ИСТИНА</text:p>
          </table:table-cell>
          <table:table-cell table:formula="of:=IF(ISBLANK([.M11]);[.A11];[.M11])" office:value-type="string" office:string-value="0">
            <text:p>0</text:p>
          </table:table-cell>
          <table:table-cell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38032</text:p>
          </table:table-cell>
          <table:table-cell table:formula="of:=[.C12]" office:value-type="date" office:date-value="2004-02-15">
            <text:p>15.02.04</text:p>
          </table:table-cell>
          <table:table-cell table:style-name="ce10" office:value-type="date" office:date-value="2004-02-15">
            <text:p>15.02.200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table:style-name="ce13"/>
          <table:table-cell/>
          <table:table-cell table:formula="of:=AND(ISTEXT([.A12]);[.A12]=&quot;&quot;&amp;[.B12])" office:value-type="boolean" office:boolean-value="true">
            <text:p>ИСТИНА</text:p>
          </table:table-cell>
          <table:table-cell table:formula="of:=IF(ISBLANK([.M12]);[.A12];[.M12])" office:value-type="string" office:string-value="38032">
            <text:p>38032</text:p>
          </table:table-cell>
          <table:table-cell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13"/>
          <table:table-cell table:number-columns-repeated="243"/>
        </table:table-row>
        <table:table-row table:style-name="ro2">
          <table:table-cell table:style-name="ce3" office:value-type="string">
            <text:p>Zero is 0</text:p>
          </table:table-cell>
          <table:table-cell table:formula="of:=[.C14]&amp;&quot; is &quot;&amp;[.D14]" office:value-type="string" office:string-value="Zero is 0">
            <text:p>Zero is 0</text:p>
          </table:table-cell>
          <table:table-cell table:style-name="ce6" office:value-type="string">
            <text:p>Zero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/>
          <table:table-cell table:style-name="ce13"/>
          <table:table-cell/>
          <table:table-cell/>
          <table:table-cell table:formula="of:=IF(ISBLANK([.M14]);[.A14];[.M14])" office:value-type="string" office:string-value="Zero is 0">
            <text:p>Zero is 0</text:p>
          </table:table-cell>
          <table:table-cell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,6789</text:p>
          </table:table-cell>
          <table:table-cell table:formula="of:=[.C15]&amp;&quot; is &quot;&amp;[.D15]" office:value-type="string" office:string-value="Fraction is 12345,6789">
            <text:p>Fraction is 12345,6789</text:p>
          </table:table-cell>
          <table:table-cell table:style-name="ce6" office:value-type="string">
            <text:p>Fraction</text:p>
          </table:table-cell>
          <table:table-cell table:style-name="ce6" office:value-type="float" office:value="12345.6789">
            <text:p>12345,6789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5]);[.A15];[.M15])" office:value-type="string" office:string-value="Fraction is 12345,6789">
            <text:p>Fraction is 12345,6789</text:p>
          </table:table-cell>
          <table:table-cell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</text:p>
          </table:table-cell>
          <table:table-cell table:formula="of:=[.C16]&amp;&quot; is &quot;&amp;[.D16]" office:value-type="string" office:string-value="Exponent is 1200000">
            <text:p>Exponent is 1200000</text:p>
          </table:table-cell>
          <table:table-cell table:style-name="ce6" office:value-type="string">
            <text:p>Exponent</text:p>
          </table:table-cell>
          <table:table-cell table:style-name="ce7" office:value-type="float" office:value="1200000">
            <text:p>1,20E+06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6]);[.A16];[.M16])" office:value-type="string" office:string-value="Exponent is 1200000">
            <text:p>Exponent is 1200000</text:p>
          </table:table-cell>
          <table:table-cell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f:=[.C17]&amp;&quot; is &quot;&amp;[.D17]" office:value-type="string" office:string-value="Integer is 123456789">
            <text:p>Integer is 123456789</text:p>
          </table:table-cell>
          <table:table-cell table:style-name="ce6" office:value-type="string">
            <text:p>Integer</text:p>
          </table:table-cell>
          <table:table-cell table:style-name="ce6" office:value-type="float" office:value="123456789">
            <text:p>123456789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7]);[.A17];[.M17])" office:value-type="string" office:string-value="Integer is 123456789">
            <text:p>Integer is 123456789</text:p>
          </table:table-cell>
          <table:table-cell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,1</text:p>
          </table:table-cell>
          <table:table-cell table:formula="of:=[.C18]&amp;&quot; is &quot;&amp;[.D18]" office:value-type="string" office:string-value="Percent is 0,1">
            <text:p>Percent is 0,1</text:p>
          </table:table-cell>
          <table:table-cell table:style-name="ce6" office:value-type="string">
            <text:p>Percent</text:p>
          </table:table-cell>
          <table:table-cell table:style-name="ce8" office:value-type="percentage" office:value="0.1">
            <text:p>10%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8]);[.A18];[.M18])" office:value-type="string" office:string-value="Percent is 0,1">
            <text:p>Percent is 0,1</text:p>
          </table:table-cell>
          <table:table-cell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&quot;Bool is &quot;&amp;[.C19]" office:value-type="string" office:string-value="Bool is 1">
            <text:p>Bool is 1</text:p>
          </table:table-cell>
          <table:table-cell table:style-name="ce9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9]);[.A19];[.M19])" office:value-type="string" office:string-value="Bool is 1">
            <text:p>Bool is 1</text:p>
          </table:table-cell>
          <table:table-cell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&quot;Bool is &quot;&amp;[.C20]" office:value-type="string" office:string-value="Bool is 0">
            <text:p>Bool is 0</text:p>
          </table:table-cell>
          <table:table-cell table:style-name="ce9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20]);[.A20];[.M20])" office:value-type="string" office:string-value="Bool is 0">
            <text:p>Bool is 0</text:p>
          </table:table-cell>
          <table:table-cell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&quot;Bool is &quot;&amp;([.C21]=[.D21])" office:value-type="string" office:string-value="Bool is 1">
            <text:p>Bool is 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21]);[.A21];[.M21])" office:value-type="string" office:string-value="Bool is 1">
            <text:p>Bool is 1</text:p>
          </table:table-cell>
          <table:table-cell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&quot;Bool is &quot;&amp;([.C22]=[.D22])" office:value-type="string" office:string-value="Bool is 0">
            <text:p>Bool is 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22]);[.A22];[.M22])" office:value-type="string" office:string-value="Bool is 0">
            <text:p>Bool is 0</text:p>
          </table:table-cell>
          <table:table-cell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f:=&quot;Date is &quot;&amp;[.C23]" office:value-type="string" office:string-value="Date is 38032">
            <text:p>Date is 38032</text:p>
          </table:table-cell>
          <table:table-cell table:style-name="ce10" office:value-type="date" office:date-value="2004-02-15">
            <text:p>15.02.200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/>
          <table:table-cell table:style-name="ce13"/>
          <table:table-cell/>
          <table:table-cell/>
          <table:table-cell table:formula="of:=IF(ISBLANK([.M23]);[.A23];[.M23])" office:value-type="string" office:string-value="Date is 38032">
            <text:p>Date is 38032</text:p>
          </table:table-cell>
          <table:table-cell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13"/>
          <table:table-cell table:number-columns-repeated="243"/>
        </table:table-row>
        <table:table-row table:style-name="ro2">
          <table:table-cell table:style-name="ce3" office:value-type="string">
            <text:p>12</text:p>
          </table:table-cell>
          <table:table-cell table:formula="of:=[.D25]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table:formula="of:=1.2*10^[.C25]" office:value-type="float" office:value="12">
            <text:p>12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style-name="ce13"/>
          <table:table-cell/>
          <table:table-cell table:formula="of:=AND(ISTEXT([.A25]);[.A25]=&quot;&quot;&amp;[.B25])" office:value-type="boolean" office:boolean-value="true">
            <text:p>ИСТИНА</text:p>
          </table:table-cell>
          <table:table-cell table:formula="of:=IF(ISBLANK([.M25]);[.A25];[.M25])" office:value-type="string" office:string-value="12">
            <text:p>12</text:p>
          </table:table-cell>
          <table:table-cell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</text:p>
          </table:table-cell>
          <table:table-cell table:formula="of:=[.D26]" office:value-type="float" office:value="120">
            <text:p>120</text:p>
          </table:table-cell>
          <table:table-cell table:style-name="ce6" office:value-type="float" office:value="2">
            <text:p>2</text:p>
          </table:table-cell>
          <table:table-cell table:style-name="ce6" table:formula="of:=1.2*10^[.C26]" office:value-type="float" office:value="120">
            <text:p>1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26]);[.A26]=&quot;&quot;&amp;[.B26])" office:value-type="boolean" office:boolean-value="true">
            <text:p>ИСТИНА</text:p>
          </table:table-cell>
          <table:table-cell table:formula="of:=IF(ISBLANK([.M26]);[.A26];[.M26])" office:value-type="string" office:string-value="120">
            <text:p>120</text:p>
          </table:table-cell>
          <table:table-cell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</text:p>
          </table:table-cell>
          <table:table-cell table:formula="of:=[.D27]" office:value-type="float" office:value="1200">
            <text:p>1200</text:p>
          </table:table-cell>
          <table:table-cell table:style-name="ce6" office:value-type="float" office:value="3">
            <text:p>3</text:p>
          </table:table-cell>
          <table:table-cell table:style-name="ce6" table:formula="of:=1.2*10^[.C27]" office:value-type="float" office:value="1200">
            <text:p>12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27]);[.A27]=&quot;&quot;&amp;[.B27])" office:value-type="boolean" office:boolean-value="true">
            <text:p>ИСТИНА</text:p>
          </table:table-cell>
          <table:table-cell table:formula="of:=IF(ISBLANK([.M27]);[.A27];[.M27])" office:value-type="string" office:string-value="1200">
            <text:p>1200</text:p>
          </table:table-cell>
          <table:table-cell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</text:p>
          </table:table-cell>
          <table:table-cell table:formula="of:=[.D28]" office:value-type="float" office:value="12000">
            <text:p>12000</text:p>
          </table:table-cell>
          <table:table-cell table:style-name="ce6" office:value-type="float" office:value="4">
            <text:p>4</text:p>
          </table:table-cell>
          <table:table-cell table:style-name="ce6" table:formula="of:=1.2*10^[.C28]" office:value-type="float" office:value="12000">
            <text:p>12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28]);[.A28]=&quot;&quot;&amp;[.B28])" office:value-type="boolean" office:boolean-value="true">
            <text:p>ИСТИНА</text:p>
          </table:table-cell>
          <table:table-cell table:formula="of:=IF(ISBLANK([.M28]);[.A28];[.M28])" office:value-type="string" office:string-value="12000">
            <text:p>12000</text:p>
          </table:table-cell>
          <table:table-cell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</text:p>
          </table:table-cell>
          <table:table-cell table:formula="of:=[.D29]" office:value-type="float" office:value="120000">
            <text:p>120000</text:p>
          </table:table-cell>
          <table:table-cell table:style-name="ce6" office:value-type="float" office:value="5">
            <text:p>5</text:p>
          </table:table-cell>
          <table:table-cell table:style-name="ce6" table:formula="of:=1.2*10^[.C29]" office:value-type="float" office:value="120000">
            <text:p>12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29]);[.A29]=&quot;&quot;&amp;[.B29])" office:value-type="boolean" office:boolean-value="true">
            <text:p>ИСТИНА</text:p>
          </table:table-cell>
          <table:table-cell table:formula="of:=IF(ISBLANK([.M29]);[.A29];[.M29])" office:value-type="string" office:string-value="120000">
            <text:p>120000</text:p>
          </table:table-cell>
          <table:table-cell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</text:p>
          </table:table-cell>
          <table:table-cell table:formula="of:=[.D30]" office:value-type="float" office:value="1200000">
            <text:p>1200000</text:p>
          </table:table-cell>
          <table:table-cell table:style-name="ce6" office:value-type="float" office:value="6">
            <text:p>6</text:p>
          </table:table-cell>
          <table:table-cell table:style-name="ce6" table:formula="of:=1.2*10^[.C30]" office:value-type="float" office:value="1200000">
            <text:p>12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formula="of:=AND(ISTEXT([.A30]);[.A30]=&quot;&quot;&amp;[.B30])" office:value-type="boolean" office:boolean-value="true">
            <text:p>ИСТИНА</text:p>
          </table:table-cell>
          <table:table-cell table:formula="of:=IF(ISBLANK([.M30]);[.A30];[.M30])" office:value-type="string" office:string-value="1200000">
            <text:p>1200000</text:p>
          </table:table-cell>
          <table:table-cell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</text:p>
          </table:table-cell>
          <table:table-cell table:formula="of:=[.D31]" office:value-type="float" office:value="12000000">
            <text:p>12000000</text:p>
          </table:table-cell>
          <table:table-cell table:style-name="ce6" office:value-type="float" office:value="7">
            <text:p>7</text:p>
          </table:table-cell>
          <table:table-cell table:style-name="ce6" table:formula="of:=1.2*10^[.C31]" office:value-type="float" office:value="12000000">
            <text:p>12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1]);[.A31]=&quot;&quot;&amp;[.B31])" office:value-type="boolean" office:boolean-value="true">
            <text:p>ИСТИНА</text:p>
          </table:table-cell>
          <table:table-cell table:formula="of:=IF(ISBLANK([.M31]);[.A31];[.M31])" office:value-type="string" office:string-value="12000000">
            <text:p>12000000</text:p>
          </table:table-cell>
          <table:table-cell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</text:p>
          </table:table-cell>
          <table:table-cell table:formula="of:=[.D32]" office:value-type="float" office:value="120000000">
            <text:p>120000000</text:p>
          </table:table-cell>
          <table:table-cell table:style-name="ce6" office:value-type="float" office:value="8">
            <text:p>8</text:p>
          </table:table-cell>
          <table:table-cell table:style-name="ce6" table:formula="of:=1.2*10^[.C32]" office:value-type="float" office:value="120000000">
            <text:p>12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2]);[.A32]=&quot;&quot;&amp;[.B32])" office:value-type="boolean" office:boolean-value="true">
            <text:p>ИСТИНА</text:p>
          </table:table-cell>
          <table:table-cell table:formula="of:=IF(ISBLANK([.M32]);[.A32];[.M32])" office:value-type="string" office:string-value="120000000">
            <text:p>120000000</text:p>
          </table:table-cell>
          <table:table-cell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</text:p>
          </table:table-cell>
          <table:table-cell table:formula="of:=[.D33]" office:value-type="float" office:value="1200000000">
            <text:p>1200000000</text:p>
          </table:table-cell>
          <table:table-cell table:style-name="ce6" office:value-type="float" office:value="9">
            <text:p>9</text:p>
          </table:table-cell>
          <table:table-cell table:style-name="ce6" table:formula="of:=1.2*10^[.C33]" office:value-type="float" office:value="1200000000">
            <text:p>12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3]);[.A33]=&quot;&quot;&amp;[.B33])" office:value-type="boolean" office:boolean-value="true">
            <text:p>ИСТИНА</text:p>
          </table:table-cell>
          <table:table-cell table:formula="of:=IF(ISBLANK([.M33]);[.A33];[.M33])" office:value-type="string" office:string-value="1200000000">
            <text:p>1200000000</text:p>
          </table:table-cell>
          <table:table-cell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</text:p>
          </table:table-cell>
          <table:table-cell table:formula="of:=[.D34]" office:value-type="float" office:value="12000000000">
            <text:p>12000000000</text:p>
          </table:table-cell>
          <table:table-cell table:style-name="ce6" office:value-type="float" office:value="10">
            <text:p>10</text:p>
          </table:table-cell>
          <table:table-cell table:style-name="ce6" table:formula="of:=1.2*10^[.C34]" office:value-type="float" office:value="12000000000">
            <text:p>12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4]);[.A34]=&quot;&quot;&amp;[.B34])" office:value-type="boolean" office:boolean-value="true">
            <text:p>ИСТИНА</text:p>
          </table:table-cell>
          <table:table-cell table:formula="of:=IF(ISBLANK([.M34]);[.A34];[.M34])" office:value-type="string" office:string-value="12000000000">
            <text:p>12000000000</text:p>
          </table:table-cell>
          <table:table-cell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</text:p>
          </table:table-cell>
          <table:table-cell table:formula="of:=[.D35]" office:value-type="float" office:value="120000000000">
            <text:p>120000000000</text:p>
          </table:table-cell>
          <table:table-cell table:style-name="ce6" office:value-type="float" office:value="11">
            <text:p>11</text:p>
          </table:table-cell>
          <table:table-cell table:style-name="ce6" table:formula="of:=1.2*10^[.C35]" office:value-type="float" office:value="120000000000">
            <text:p>12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5]);[.A35]=&quot;&quot;&amp;[.B35])" office:value-type="boolean" office:boolean-value="true">
            <text:p>ИСТИНА</text:p>
          </table:table-cell>
          <table:table-cell table:formula="of:=IF(ISBLANK([.M35]);[.A35];[.M35])" office:value-type="string" office:string-value="120000000000">
            <text:p>120000000000</text:p>
          </table:table-cell>
          <table:table-cell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</text:p>
          </table:table-cell>
          <table:table-cell table:formula="of:=[.D36]" office:value-type="float" office:value="1200000000000">
            <text:p>1200000000000</text:p>
          </table:table-cell>
          <table:table-cell table:style-name="ce6" office:value-type="float" office:value="12">
            <text:p>12</text:p>
          </table:table-cell>
          <table:table-cell table:style-name="ce6" table:formula="of:=1.2*10^[.C36]" office:value-type="float" office:value="1200000000000">
            <text:p>12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6]);[.A36]=&quot;&quot;&amp;[.B36])" office:value-type="boolean" office:boolean-value="true">
            <text:p>ИСТИНА</text:p>
          </table:table-cell>
          <table:table-cell table:formula="of:=IF(ISBLANK([.M36]);[.A36];[.M36])" office:value-type="string" office:string-value="1200000000000">
            <text:p>1200000000000</text:p>
          </table:table-cell>
          <table:table-cell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</text:p>
          </table:table-cell>
          <table:table-cell table:formula="of:=[.D37]" office:value-type="float" office:value="12000000000000">
            <text:p>12000000000000</text:p>
          </table:table-cell>
          <table:table-cell table:style-name="ce6" office:value-type="float" office:value="13">
            <text:p>13</text:p>
          </table:table-cell>
          <table:table-cell table:style-name="ce6" table:formula="of:=1.2*10^[.C37]" office:value-type="float" office:value="12000000000000">
            <text:p>120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7]);[.A37]=&quot;&quot;&amp;[.B37])" office:value-type="boolean" office:boolean-value="true">
            <text:p>ИСТИНА</text:p>
          </table:table-cell>
          <table:table-cell table:formula="of:=IF(ISBLANK([.M37]);[.A37];[.M37])" office:value-type="string" office:string-value="12000000000000">
            <text:p>12000000000000</text:p>
          </table:table-cell>
          <table:table-cell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</text:p>
          </table:table-cell>
          <table:table-cell table:formula="of:=[.D38]" office:value-type="float" office:value="120000000000000">
            <text:p>120000000000000</text:p>
          </table:table-cell>
          <table:table-cell table:style-name="ce6" office:value-type="float" office:value="14">
            <text:p>14</text:p>
          </table:table-cell>
          <table:table-cell table:style-name="ce6" table:formula="of:=1.2*10^[.C38]" office:value-type="float" office:value="120000000000000">
            <text:p>1200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 table:formula="of:=AND(ISTEXT([.A38]);[.A38]=&quot;&quot;&amp;[.B38])" office:value-type="boolean" office:boolean-value="true">
            <text:p>ИСТИНА</text:p>
          </table:table-cell>
          <table:table-cell table:formula="of:=IF(ISBLANK([.M38]);[.A38];[.M38])" office:value-type="string" office:string-value="120000000000000">
            <text:p>120000000000000</text:p>
          </table:table-cell>
          <table:table-cell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</text:p>
          </table:table-cell>
          <table:table-cell table:formula="of:=[.D39]" office:value-type="float" office:value="1.2E+015">
            <text:p>1,20000E+015</text:p>
          </table:table-cell>
          <table:table-cell table:style-name="ce6" office:value-type="float" office:value="15">
            <text:p>15</text:p>
          </table:table-cell>
          <table:table-cell table:style-name="ce6" table:formula="of:=1.2*10^[.C39]" office:value-type="float" office:value="1.2E+015">
            <text:p>1,20000E+015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15">
            <text:p>1,20000E+015</text:p>
          </table:table-cell>
          <table:table-cell office:value-type="string">
            <text:p>long</text:p>
          </table:table-cell>
          <table:table-cell/>
          <table:table-cell table:formula="of:=IF(ISBLANK([.M39]);[.A39];[.M39])" office:value-type="float" office:value="1.2E+015">
            <text:p>1,20000E+015</text:p>
          </table:table-cell>
          <table:table-cell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</text:p>
          </table:table-cell>
          <table:table-cell table:formula="of:=[.D40]" office:value-type="float" office:value="1.2E+016">
            <text:p>1,20000E+016</text:p>
          </table:table-cell>
          <table:table-cell table:style-name="ce6" office:value-type="float" office:value="16">
            <text:p>16</text:p>
          </table:table-cell>
          <table:table-cell table:style-name="ce6" table:formula="of:=1.2*10^[.C40]" office:value-type="float" office:value="1.2E+016">
            <text:p>1,20000E+016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16">
            <text:p>1,20000E+016</text:p>
          </table:table-cell>
          <table:table-cell office:value-type="string">
            <text:p>long</text:p>
          </table:table-cell>
          <table:table-cell/>
          <table:table-cell table:formula="of:=IF(ISBLANK([.M40]);[.A40];[.M40])" office:value-type="float" office:value="1.2E+016">
            <text:p>1,20000E+016</text:p>
          </table:table-cell>
          <table:table-cell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</text:p>
          </table:table-cell>
          <table:table-cell table:formula="of:=[.D41]" office:value-type="float" office:value="1.2E+017">
            <text:p>1,20000E+017</text:p>
          </table:table-cell>
          <table:table-cell table:style-name="ce6" office:value-type="float" office:value="17">
            <text:p>17</text:p>
          </table:table-cell>
          <table:table-cell table:style-name="ce6" table:formula="of:=1.2*10^[.C41]" office:value-type="float" office:value="1.2E+017">
            <text:p>1,20000E+017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17">
            <text:p>1,20000E+017</text:p>
          </table:table-cell>
          <table:table-cell office:value-type="string">
            <text:p>long</text:p>
          </table:table-cell>
          <table:table-cell/>
          <table:table-cell table:formula="of:=IF(ISBLANK([.M41]);[.A41];[.M41])" office:value-type="float" office:value="1.2E+017">
            <text:p>1,20000E+017</text:p>
          </table:table-cell>
          <table:table-cell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</text:p>
          </table:table-cell>
          <table:table-cell table:formula="of:=[.D42]" office:value-type="float" office:value="1.2E+018">
            <text:p>1,20000E+018</text:p>
          </table:table-cell>
          <table:table-cell table:style-name="ce6" office:value-type="float" office:value="18">
            <text:p>18</text:p>
          </table:table-cell>
          <table:table-cell table:style-name="ce6" table:formula="of:=1.2*10^[.C42]" office:value-type="float" office:value="1.2E+018">
            <text:p>1,20000E+018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18">
            <text:p>1,20000E+018</text:p>
          </table:table-cell>
          <table:table-cell office:value-type="string">
            <text:p>long</text:p>
          </table:table-cell>
          <table:table-cell/>
          <table:table-cell table:formula="of:=IF(ISBLANK([.M42]);[.A42];[.M42])" office:value-type="float" office:value="1.2E+018">
            <text:p>1,20000E+018</text:p>
          </table:table-cell>
          <table:table-cell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0</text:p>
          </table:table-cell>
          <table:table-cell table:formula="of:=[.D43]" office:value-type="float" office:value="1.2E+019">
            <text:p>1,20000E+019</text:p>
          </table:table-cell>
          <table:table-cell table:style-name="ce6" office:value-type="float" office:value="19">
            <text:p>19</text:p>
          </table:table-cell>
          <table:table-cell table:style-name="ce6" table:formula="of:=1.2*10^[.C43]" office:value-type="float" office:value="1.2E+019">
            <text:p>1,200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19">
            <text:p>1,20000E+019</text:p>
          </table:table-cell>
          <table:table-cell office:value-type="string">
            <text:p>long</text:p>
          </table:table-cell>
          <table:table-cell/>
          <table:table-cell table:formula="of:=IF(ISBLANK([.M43]);[.A43];[.M43])" office:value-type="float" office:value="1.2E+019">
            <text:p>1,20000E+019</text:p>
          </table:table-cell>
          <table:table-cell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E+20</text:p>
          </table:table-cell>
          <table:table-cell table:formula="of:=[.D44]" office:value-type="float" office:value="1.2E+020">
            <text:p>1,20000E+020</text:p>
          </table:table-cell>
          <table:table-cell table:style-name="ce6" office:value-type="float" office:value="20">
            <text:p>20</text:p>
          </table:table-cell>
          <table:table-cell table:style-name="ce6" table:formula="of:=1.2*10^[.C44]" office:value-type="float" office:value="1.2E+020">
            <text:p>1,200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20">
            <text:p>1,20000E+020</text:p>
          </table:table-cell>
          <table:table-cell office:value-type="string">
            <text:p>long jre14</text:p>
          </table:table-cell>
          <table:table-cell/>
          <table:table-cell table:formula="of:=IF(ISBLANK([.M44]);[.A44];[.M44])" office:value-type="float" office:value="1.2E+020">
            <text:p>1,20000E+020</text:p>
          </table:table-cell>
          <table:table-cell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E+21</text:p>
          </table:table-cell>
          <table:table-cell table:formula="of:=[.D45]" office:value-type="float" office:value="1.2E+021">
            <text:p>1,20000E+021</text:p>
          </table:table-cell>
          <table:table-cell table:style-name="ce6" office:value-type="float" office:value="21">
            <text:p>21</text:p>
          </table:table-cell>
          <table:table-cell table:style-name="ce6" table:formula="of:=1.2*10^[.C45]" office:value-type="float" office:value="1.2E+021">
            <text:p>1,20000E+021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E+021">
            <text:p>1,20000E+021</text:p>
          </table:table-cell>
          <table:table-cell office:value-type="string">
            <text:p>long jre14</text:p>
          </table:table-cell>
          <table:table-cell/>
          <table:table-cell table:formula="of:=IF(ISBLANK([.M45]);[.A45];[.M45])" office:value-type="float" office:value="1.2E+021">
            <text:p>1,20000E+021</text:p>
          </table:table-cell>
          <table:table-cell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0000000000000000</text:p>
          </table:table-cell>
          <table:table-cell table:formula="of:=[.D46]" office:value-type="float" office:value="1.234E+019">
            <text:p>1,23400E+019</text:p>
          </table:table-cell>
          <table:table-cell table:style-name="ce6" office:value-type="float" office:value="18">
            <text:p>18</text:p>
          </table:table-cell>
          <table:table-cell table:style-name="ce6" table:formula="of:=12.34*10^[.C46]" office:value-type="float" office:value="1.234E+019">
            <text:p>1,234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34E+019">
            <text:p>1,23400E+019</text:p>
          </table:table-cell>
          <table:table-cell office:value-type="string">
            <text:p>long</text:p>
          </table:table-cell>
          <table:table-cell/>
          <table:table-cell table:formula="of:=IF(ISBLANK([.M46]);[.A46];[.M46])" office:value-type="float" office:value="1.234E+019">
            <text:p>1,23400E+019</text:p>
          </table:table-cell>
          <table:table-cell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34E+20</text:p>
          </table:table-cell>
          <table:table-cell table:formula="of:=[.D47]" office:value-type="float" office:value="1.234E+020">
            <text:p>1,23400E+020</text:p>
          </table:table-cell>
          <table:table-cell table:style-name="ce6" office:value-type="float" office:value="19">
            <text:p>19</text:p>
          </table:table-cell>
          <table:table-cell table:style-name="ce6" table:formula="of:=12.34*10^[.C47]" office:value-type="float" office:value="1.234E+020">
            <text:p>1,234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1.234E+020">
            <text:p>1,23400E+020</text:p>
          </table:table-cell>
          <table:table-cell office:value-type="string">
            <text:p>long jre14</text:p>
          </table:table-cell>
          <table:table-cell/>
          <table:table-cell table:formula="of:=IF(ISBLANK([.M47]);[.A47];[.M47])" office:value-type="float" office:value="1.234E+020">
            <text:p>1,23400E+020</text:p>
          </table:table-cell>
          <table:table-cell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40000000000000000</text:p>
          </table:table-cell>
          <table:table-cell table:formula="of:=[.D48]" office:value-type="float" office:value="-1.234E+019">
            <text:p>-1,23400E+019</text:p>
          </table:table-cell>
          <table:table-cell table:style-name="ce6" office:value-type="float" office:value="18">
            <text:p>18</text:p>
          </table:table-cell>
          <table:table-cell table:style-name="ce6" table:formula="of:=-(12.34*10^[.C48])" office:value-type="float" office:value="-1.234E+019">
            <text:p>-1,234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-1.234E+019">
            <text:p>-1,23400E+019</text:p>
          </table:table-cell>
          <table:table-cell office:value-type="string">
            <text:p>long</text:p>
          </table:table-cell>
          <table:table-cell/>
          <table:table-cell table:formula="of:=IF(ISBLANK([.M48]);[.A48];[.M48])" office:value-type="float" office:value="-1.234E+019">
            <text:p>-1,23400E+019</text:p>
          </table:table-cell>
          <table:table-cell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,234E+20</text:p>
          </table:table-cell>
          <table:table-cell table:formula="of:=[.D49]" office:value-type="float" office:value="-1.234E+020">
            <text:p>-1,23400E+020</text:p>
          </table:table-cell>
          <table:table-cell table:style-name="ce6" office:value-type="float" office:value="19">
            <text:p>19</text:p>
          </table:table-cell>
          <table:table-cell table:style-name="ce6" table:formula="of:=-(12.34*10^[.C49])" office:value-type="float" office:value="-1.234E+020">
            <text:p>-1,234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-1.234E+020">
            <text:p>-1,23400E+020</text:p>
          </table:table-cell>
          <table:table-cell office:value-type="string">
            <text:p>long jre14</text:p>
          </table:table-cell>
          <table:table-cell/>
          <table:table-cell table:formula="of:=IF(ISBLANK([.M49]);[.A49];[.M49])" office:value-type="float" office:value="-1.234E+020">
            <text:p>-1,23400E+020</text:p>
          </table:table-cell>
          <table:table-cell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13"/>
          <table:table-cell table:number-columns-repeated="243"/>
        </table:table-row>
        <table:table-row table:style-name="ro2">
          <table:table-cell table:style-name="ce3" office:value-type="string">
            <text:p>Str 12</text:p>
          </table:table-cell>
          <table:table-cell table:formula="of:=&quot;Str &quot;&amp;[.D51]" office:value-type="string" office:string-value="Str 12">
            <text:p>Str 12</text:p>
          </table:table-cell>
          <table:table-cell table:style-name="ce6" office:value-type="float" office:value="1">
            <text:p>1</text:p>
          </table:table-cell>
          <table:table-cell table:style-name="ce6" table:formula="of:=1.2*10^[.C51]" office:value-type="float" office:value="12">
            <text:p>12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style-name="ce13"/>
          <table:table-cell/>
          <table:table-cell/>
          <table:table-cell table:formula="of:=IF(ISBLANK([.M51]);[.A51];[.M51])" office:value-type="string" office:string-value="Str 12">
            <text:p>Str 12</text:p>
          </table:table-cell>
          <table:table-cell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f:=&quot;Str &quot;&amp;[.D52]" office:value-type="string" office:string-value="Str 120">
            <text:p>Str 120</text:p>
          </table:table-cell>
          <table:table-cell table:style-name="ce6" office:value-type="float" office:value="2">
            <text:p>2</text:p>
          </table:table-cell>
          <table:table-cell table:style-name="ce6" table:formula="of:=1.2*10^[.C52]" office:value-type="float" office:value="120">
            <text:p>1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52]);[.A52];[.M52])" office:value-type="string" office:string-value="Str 120">
            <text:p>Str 120</text:p>
          </table:table-cell>
          <table:table-cell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f:=&quot;Str &quot;&amp;[.D53]" office:value-type="string" office:string-value="Str 1200">
            <text:p>Str 1200</text:p>
          </table:table-cell>
          <table:table-cell table:style-name="ce6" office:value-type="float" office:value="3">
            <text:p>3</text:p>
          </table:table-cell>
          <table:table-cell table:style-name="ce6" table:formula="of:=1.2*10^[.C53]" office:value-type="float" office:value="1200">
            <text:p>12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53]);[.A53];[.M53])" office:value-type="string" office:string-value="Str 1200">
            <text:p>Str 1200</text:p>
          </table:table-cell>
          <table:table-cell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f:=&quot;Str &quot;&amp;[.D54]" office:value-type="string" office:string-value="Str 12000">
            <text:p>Str 12000</text:p>
          </table:table-cell>
          <table:table-cell table:style-name="ce6" office:value-type="float" office:value="4">
            <text:p>4</text:p>
          </table:table-cell>
          <table:table-cell table:style-name="ce6" table:formula="of:=1.2*10^[.C54]" office:value-type="float" office:value="12000">
            <text:p>12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54]);[.A54];[.M54])" office:value-type="string" office:string-value="Str 12000">
            <text:p>Str 12000</text:p>
          </table:table-cell>
          <table:table-cell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f:=&quot;Str &quot;&amp;[.D55]" office:value-type="string" office:string-value="Str 120000">
            <text:p>Str 120000</text:p>
          </table:table-cell>
          <table:table-cell table:style-name="ce6" office:value-type="float" office:value="5">
            <text:p>5</text:p>
          </table:table-cell>
          <table:table-cell table:style-name="ce6" table:formula="of:=1.2*10^[.C55]" office:value-type="float" office:value="120000">
            <text:p>12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55]);[.A55];[.M55])" office:value-type="string" office:string-value="Str 120000">
            <text:p>Str 120000</text:p>
          </table:table-cell>
          <table:table-cell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f:=&quot;Str &quot;&amp;[.D56]" office:value-type="string" office:string-value="Str 1200000">
            <text:p>Str 1200000</text:p>
          </table:table-cell>
          <table:table-cell table:style-name="ce6" office:value-type="float" office:value="6">
            <text:p>6</text:p>
          </table:table-cell>
          <table:table-cell table:style-name="ce6" table:formula="of:=1.2*10^[.C56]" office:value-type="float" office:value="1200000">
            <text:p>12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56]);[.A56];[.M56])" office:value-type="string" office:string-value="Str 1200000">
            <text:p>Str 1200000</text:p>
          </table:table-cell>
          <table:table-cell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f:=&quot;Str &quot;&amp;[.D57]" office:value-type="string" office:string-value="Str 12000000">
            <text:p>Str 12000000</text:p>
          </table:table-cell>
          <table:table-cell table:style-name="ce6" office:value-type="float" office:value="7">
            <text:p>7</text:p>
          </table:table-cell>
          <table:table-cell table:style-name="ce6" table:formula="of:=1.2*10^[.C57]" office:value-type="float" office:value="12000000">
            <text:p>12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57]);[.A57];[.M57])" office:value-type="string" office:string-value="Str 12000000">
            <text:p>Str 12000000</text:p>
          </table:table-cell>
          <table:table-cell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f:=&quot;Str &quot;&amp;[.D58]" office:value-type="string" office:string-value="Str 120000000">
            <text:p>Str 120000000</text:p>
          </table:table-cell>
          <table:table-cell table:style-name="ce6" office:value-type="float" office:value="8">
            <text:p>8</text:p>
          </table:table-cell>
          <table:table-cell table:style-name="ce6" table:formula="of:=1.2*10^[.C58]" office:value-type="float" office:value="120000000">
            <text:p>12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58]);[.A58];[.M58])" office:value-type="string" office:string-value="Str 120000000">
            <text:p>Str 120000000</text:p>
          </table:table-cell>
          <table:table-cell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f:=&quot;Str &quot;&amp;[.D59]" office:value-type="string" office:string-value="Str 1200000000">
            <text:p>Str 1200000000</text:p>
          </table:table-cell>
          <table:table-cell table:style-name="ce6" office:value-type="float" office:value="9">
            <text:p>9</text:p>
          </table:table-cell>
          <table:table-cell table:style-name="ce6" table:formula="of:=1.2*10^[.C59]" office:value-type="float" office:value="1200000000">
            <text:p>12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59]);[.A59];[.M59])" office:value-type="string" office:string-value="Str 1200000000">
            <text:p>Str 1200000000</text:p>
          </table:table-cell>
          <table:table-cell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f:=&quot;Str &quot;&amp;[.D60]" office:value-type="string" office:string-value="Str 12000000000">
            <text:p>Str 12000000000</text:p>
          </table:table-cell>
          <table:table-cell table:style-name="ce6" office:value-type="float" office:value="10">
            <text:p>10</text:p>
          </table:table-cell>
          <table:table-cell table:style-name="ce6" table:formula="of:=1.2*10^[.C60]" office:value-type="float" office:value="12000000000">
            <text:p>12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60]);[.A60];[.M60])" office:value-type="string" office:string-value="Str 12000000000">
            <text:p>Str 12000000000</text:p>
          </table:table-cell>
          <table:table-cell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f:=&quot;Str &quot;&amp;[.D61]" office:value-type="string" office:string-value="Str 120000000000">
            <text:p>Str 120000000000</text:p>
          </table:table-cell>
          <table:table-cell table:style-name="ce6" office:value-type="float" office:value="11">
            <text:p>11</text:p>
          </table:table-cell>
          <table:table-cell table:style-name="ce6" table:formula="of:=1.2*10^[.C61]" office:value-type="float" office:value="120000000000">
            <text:p>12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61]);[.A61];[.M61])" office:value-type="string" office:string-value="Str 120000000000">
            <text:p>Str 120000000000</text:p>
          </table:table-cell>
          <table:table-cell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f:=&quot;Str &quot;&amp;[.D62]" office:value-type="string" office:string-value="Str 1200000000000">
            <text:p>Str 1200000000000</text:p>
          </table:table-cell>
          <table:table-cell table:style-name="ce6" office:value-type="float" office:value="12">
            <text:p>12</text:p>
          </table:table-cell>
          <table:table-cell table:style-name="ce6" table:formula="of:=1.2*10^[.C62]" office:value-type="float" office:value="1200000000000">
            <text:p>12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62]);[.A62];[.M62])" office:value-type="string" office:string-value="Str 1200000000000">
            <text:p>Str 1200000000000</text:p>
          </table:table-cell>
          <table:table-cell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f:=&quot;Str &quot;&amp;[.D63]" office:value-type="string" office:string-value="Str 12000000000000">
            <text:p>Str 12000000000000</text:p>
          </table:table-cell>
          <table:table-cell table:style-name="ce6" office:value-type="float" office:value="13">
            <text:p>13</text:p>
          </table:table-cell>
          <table:table-cell table:style-name="ce6" table:formula="of:=1.2*10^[.C63]" office:value-type="float" office:value="12000000000000">
            <text:p>120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63]);[.A63];[.M63])" office:value-type="string" office:string-value="Str 12000000000000">
            <text:p>Str 12000000000000</text:p>
          </table:table-cell>
          <table:table-cell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f:=&quot;Str &quot;&amp;[.D64]" office:value-type="string" office:string-value="Str 120000000000000">
            <text:p>Str 120000000000000</text:p>
          </table:table-cell>
          <table:table-cell table:style-name="ce6" office:value-type="float" office:value="14">
            <text:p>14</text:p>
          </table:table-cell>
          <table:table-cell table:style-name="ce6" table:formula="of:=1.2*10^[.C64]" office:value-type="float" office:value="120000000000000">
            <text:p>1200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64]);[.A64];[.M64])" office:value-type="string" office:string-value="Str 120000000000000">
            <text:p>Str 120000000000000</text:p>
          </table:table-cell>
          <table:table-cell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f:=&quot;Str &quot;&amp;[.D65]" office:value-type="string" office:string-value="Str 1,2E+015">
            <text:p>Str 1,2E+015</text:p>
          </table:table-cell>
          <table:table-cell table:style-name="ce6" office:value-type="float" office:value="15">
            <text:p>15</text:p>
          </table:table-cell>
          <table:table-cell table:style-name="ce6" table:formula="of:=1.2*10^[.C65]" office:value-type="float" office:value="1.2E+015">
            <text:p>1,20000E+015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5</text:p>
          </table:table-cell>
          <table:table-cell office:value-type="string">
            <text:p>long</text:p>
          </table:table-cell>
          <table:table-cell/>
          <table:table-cell table:formula="of:=IF(ISBLANK([.M65]);[.A65];[.M65])" office:value-type="string" office:string-value="Str 1,2E+015">
            <text:p>Str 1,2E+015</text:p>
          </table:table-cell>
          <table:table-cell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f:=&quot;Str &quot;&amp;[.D66]" office:value-type="string" office:string-value="Str 1,2E+016">
            <text:p>Str 1,2E+016</text:p>
          </table:table-cell>
          <table:table-cell table:style-name="ce6" office:value-type="float" office:value="16">
            <text:p>16</text:p>
          </table:table-cell>
          <table:table-cell table:style-name="ce6" table:formula="of:=1.2*10^[.C66]" office:value-type="float" office:value="1.2E+016">
            <text:p>1,20000E+016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6</text:p>
          </table:table-cell>
          <table:table-cell office:value-type="string">
            <text:p>long</text:p>
          </table:table-cell>
          <table:table-cell/>
          <table:table-cell table:formula="of:=IF(ISBLANK([.M66]);[.A66];[.M66])" office:value-type="string" office:string-value="Str 1,2E+016">
            <text:p>Str 1,2E+016</text:p>
          </table:table-cell>
          <table:table-cell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f:=&quot;Str &quot;&amp;[.D67]" office:value-type="string" office:string-value="Str 1,2E+017">
            <text:p>Str 1,2E+017</text:p>
          </table:table-cell>
          <table:table-cell table:style-name="ce6" office:value-type="float" office:value="17">
            <text:p>17</text:p>
          </table:table-cell>
          <table:table-cell table:style-name="ce6" table:formula="of:=1.2*10^[.C67]" office:value-type="float" office:value="1.2E+017">
            <text:p>1,20000E+017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7</text:p>
          </table:table-cell>
          <table:table-cell office:value-type="string">
            <text:p>long</text:p>
          </table:table-cell>
          <table:table-cell/>
          <table:table-cell table:formula="of:=IF(ISBLANK([.M67]);[.A67];[.M67])" office:value-type="string" office:string-value="Str 1,2E+017">
            <text:p>Str 1,2E+017</text:p>
          </table:table-cell>
          <table:table-cell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f:=&quot;Str &quot;&amp;[.D68]" office:value-type="string" office:string-value="Str 1,2E+018">
            <text:p>Str 1,2E+018</text:p>
          </table:table-cell>
          <table:table-cell table:style-name="ce6" office:value-type="float" office:value="18">
            <text:p>18</text:p>
          </table:table-cell>
          <table:table-cell table:style-name="ce6" table:formula="of:=1.2*10^[.C68]" office:value-type="float" office:value="1.2E+018">
            <text:p>1,20000E+018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8</text:p>
          </table:table-cell>
          <table:table-cell office:value-type="string">
            <text:p>long</text:p>
          </table:table-cell>
          <table:table-cell/>
          <table:table-cell table:formula="of:=IF(ISBLANK([.M68]);[.A68];[.M68])" office:value-type="string" office:string-value="Str 1,2E+018">
            <text:p>Str 1,2E+018</text:p>
          </table:table-cell>
          <table:table-cell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f:=&quot;Str &quot;&amp;[.D69]" office:value-type="string" office:string-value="Str 1,2E+019">
            <text:p>Str 1,2E+019</text:p>
          </table:table-cell>
          <table:table-cell table:style-name="ce6" office:value-type="float" office:value="19">
            <text:p>19</text:p>
          </table:table-cell>
          <table:table-cell table:style-name="ce6" table:formula="of:=1.2*10^[.C69]" office:value-type="float" office:value="1.2E+019">
            <text:p>1,200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9</text:p>
          </table:table-cell>
          <table:table-cell office:value-type="string">
            <text:p>long</text:p>
          </table:table-cell>
          <table:table-cell/>
          <table:table-cell table:formula="of:=IF(ISBLANK([.M69]);[.A69];[.M69])" office:value-type="string" office:string-value="Str 1,2E+019">
            <text:p>Str 1,2E+019</text:p>
          </table:table-cell>
          <table:table-cell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0</text:p>
          </table:table-cell>
          <table:table-cell table:formula="of:=&quot;Str &quot;&amp;[.D70]" office:value-type="string" office:string-value="Str 1,2E+020">
            <text:p>Str 1,2E+020</text:p>
          </table:table-cell>
          <table:table-cell table:style-name="ce6" office:value-type="float" office:value="20">
            <text:p>20</text:p>
          </table:table-cell>
          <table:table-cell table:style-name="ce6" table:formula="of:=1.2*10^[.C70]" office:value-type="float" office:value="1.2E+020">
            <text:p>1,200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20</text:p>
          </table:table-cell>
          <table:table-cell office:value-type="string">
            <text:p>long jre14</text:p>
          </table:table-cell>
          <table:table-cell/>
          <table:table-cell table:formula="of:=IF(ISBLANK([.M70]);[.A70];[.M70])" office:value-type="string" office:string-value="Str 1,2E+020">
            <text:p>Str 1,2E+020</text:p>
          </table:table-cell>
          <table:table-cell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1</text:p>
          </table:table-cell>
          <table:table-cell table:formula="of:=&quot;Str &quot;&amp;[.D71]" office:value-type="string" office:string-value="Str 1,2E+021">
            <text:p>Str 1,2E+021</text:p>
          </table:table-cell>
          <table:table-cell table:style-name="ce6" office:value-type="float" office:value="21">
            <text:p>21</text:p>
          </table:table-cell>
          <table:table-cell table:style-name="ce6" table:formula="of:=1.2*10^[.C71]" office:value-type="float" office:value="1.2E+021">
            <text:p>1,20000E+021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21</text:p>
          </table:table-cell>
          <table:table-cell office:value-type="string">
            <text:p>long jre14</text:p>
          </table:table-cell>
          <table:table-cell/>
          <table:table-cell table:formula="of:=IF(ISBLANK([.M71]);[.A71];[.M71])" office:value-type="string" office:string-value="Str 1,2E+021">
            <text:p>Str 1,2E+021</text:p>
          </table:table-cell>
          <table:table-cell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340000000000000000</text:p>
          </table:table-cell>
          <table:table-cell table:formula="of:=&quot;Str &quot;&amp;[.D72]" office:value-type="string" office:string-value="Str 1,234E+019">
            <text:p>Str 1,234E+019</text:p>
          </table:table-cell>
          <table:table-cell table:style-name="ce6" office:value-type="float" office:value="18">
            <text:p>18</text:p>
          </table:table-cell>
          <table:table-cell table:style-name="ce6" table:formula="of:=12.34*10^[.C72]" office:value-type="float" office:value="1.234E+019">
            <text:p>1,234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34E+019</text:p>
          </table:table-cell>
          <table:table-cell office:value-type="string">
            <text:p>long</text:p>
          </table:table-cell>
          <table:table-cell/>
          <table:table-cell table:formula="of:=IF(ISBLANK([.M72]);[.A72];[.M72])" office:value-type="string" office:string-value="Str 1,234E+019">
            <text:p>Str 1,234E+019</text:p>
          </table:table-cell>
          <table:table-cell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34E+20</text:p>
          </table:table-cell>
          <table:table-cell table:formula="of:=&quot;Str &quot;&amp;[.D73]" office:value-type="string" office:string-value="Str 1,234E+020">
            <text:p>Str 1,234E+020</text:p>
          </table:table-cell>
          <table:table-cell table:style-name="ce6" office:value-type="float" office:value="19">
            <text:p>19</text:p>
          </table:table-cell>
          <table:table-cell table:style-name="ce6" table:formula="of:=12.34*10^[.C73]" office:value-type="float" office:value="1.234E+020">
            <text:p>1,234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34E+020</text:p>
          </table:table-cell>
          <table:table-cell office:value-type="string">
            <text:p>long jre14</text:p>
          </table:table-cell>
          <table:table-cell/>
          <table:table-cell table:formula="of:=IF(ISBLANK([.M73]);[.A73];[.M73])" office:value-type="string" office:string-value="Str 1,234E+020">
            <text:p>Str 1,234E+020</text:p>
          </table:table-cell>
          <table:table-cell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2340000000000000000</text:p>
          </table:table-cell>
          <table:table-cell table:formula="of:=&quot;Str &quot;&amp;[.D74]" office:value-type="string" office:string-value="Str -1,234E+019">
            <text:p>Str -1,234E+019</text:p>
          </table:table-cell>
          <table:table-cell table:style-name="ce6" office:value-type="float" office:value="18">
            <text:p>18</text:p>
          </table:table-cell>
          <table:table-cell table:style-name="ce6" table:formula="of:=-(12.34*10^[.C74])" office:value-type="float" office:value="-1.234E+019">
            <text:p>-1,234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-1,234E+019</text:p>
          </table:table-cell>
          <table:table-cell office:value-type="string">
            <text:p>long</text:p>
          </table:table-cell>
          <table:table-cell/>
          <table:table-cell table:formula="of:=IF(ISBLANK([.M74]);[.A74];[.M74])" office:value-type="string" office:string-value="Str -1,234E+019">
            <text:p>Str -1,234E+019</text:p>
          </table:table-cell>
          <table:table-cell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,234E+20</text:p>
          </table:table-cell>
          <table:table-cell table:formula="of:=&quot;Str &quot;&amp;[.D75]" office:value-type="string" office:string-value="Str -1,234E+020">
            <text:p>Str -1,234E+020</text:p>
          </table:table-cell>
          <table:table-cell table:style-name="ce6" office:value-type="float" office:value="19">
            <text:p>19</text:p>
          </table:table-cell>
          <table:table-cell table:style-name="ce6" table:formula="of:=-(12.34*10^[.C75])" office:value-type="float" office:value="-1.234E+020">
            <text:p>-1,234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-1,234E+020</text:p>
          </table:table-cell>
          <table:table-cell office:value-type="string">
            <text:p>long jre14</text:p>
          </table:table-cell>
          <table:table-cell/>
          <table:table-cell table:formula="of:=IF(ISBLANK([.M75]);[.A75];[.M75])" office:value-type="string" office:string-value="Str -1,234E+020">
            <text:p>Str -1,234E+020</text:p>
          </table:table-cell>
          <table:table-cell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13"/>
          <table:table-cell table:number-columns-repeated="243"/>
        </table:table-row>
        <table:table-row table:style-name="ro2">
          <table:table-cell table:style-name="ce3" office:value-type="string">
            <text:p>Zero is 0</text:p>
          </table:table-cell>
          <table:table-cell table:formula="of:=CONCATENATE([.C77];&quot; is &quot;;[.D77])" office:value-type="string" office:string-value="Zero is 0">
            <text:p>Zero is 0</text:p>
          </table:table-cell>
          <table:table-cell table:style-name="ce6" office:value-type="string">
            <text:p>Zero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77]);[.A77];[.M77])" office:value-type="string" office:string-value="Zero is 0">
            <text:p>Zero is 0</text:p>
          </table:table-cell>
          <table:table-cell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,6789</text:p>
          </table:table-cell>
          <table:table-cell table:formula="of:=CONCATENATE([.C78];&quot; is &quot;;[.D78])" office:value-type="string" office:string-value="Fraction is 12345,6789">
            <text:p>Fraction is 12345,6789</text:p>
          </table:table-cell>
          <table:table-cell table:style-name="ce6" office:value-type="string">
            <text:p>Fraction</text:p>
          </table:table-cell>
          <table:table-cell table:style-name="ce6" office:value-type="float" office:value="12345.6789">
            <text:p>12345,6789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78]);[.A78];[.M78])" office:value-type="string" office:string-value="Fraction is 12345,6789">
            <text:p>Fraction is 12345,6789</text:p>
          </table:table-cell>
          <table:table-cell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0000</text:p>
          </table:table-cell>
          <table:table-cell table:formula="of:=CONCATENATE([.C79];&quot; is &quot;;[.D79])" office:value-type="string" office:string-value="Exponent is 12000000000">
            <text:p>Exponent is 12000000000</text:p>
          </table:table-cell>
          <table:table-cell table:style-name="ce6" office:value-type="string">
            <text:p>Exponent</text:p>
          </table:table-cell>
          <table:table-cell table:style-name="ce7" office:value-type="float" office:value="12000000000">
            <text:p>1,20E+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79]);[.A79];[.M79])" office:value-type="string" office:string-value="Exponent is 12000000000">
            <text:p>Exponent is 12000000000</text:p>
          </table:table-cell>
          <table:table-cell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f:=CONCATENATE([.C80];&quot; is &quot;;[.D80])" office:value-type="string" office:string-value="Integer is 123456789">
            <text:p>Integer is 123456789</text:p>
          </table:table-cell>
          <table:table-cell table:style-name="ce6" office:value-type="string">
            <text:p>Integer</text:p>
          </table:table-cell>
          <table:table-cell table:style-name="ce6" office:value-type="float" office:value="123456789">
            <text:p>123456789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0]);[.A80];[.M80])" office:value-type="string" office:string-value="Integer is 123456789">
            <text:p>Integer is 123456789</text:p>
          </table:table-cell>
          <table:table-cell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,1</text:p>
          </table:table-cell>
          <table:table-cell table:formula="of:=CONCATENATE([.C81];&quot; is &quot;;[.D81])" office:value-type="string" office:string-value="Percent is 0,1">
            <text:p>Percent is 0,1</text:p>
          </table:table-cell>
          <table:table-cell table:style-name="ce6" office:value-type="string">
            <text:p>Percent</text:p>
          </table:table-cell>
          <table:table-cell table:style-name="ce8" office:value-type="percentage" office:value="0.1">
            <text:p>10%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1]);[.A81];[.M81])" office:value-type="string" office:string-value="Percent is 0,1">
            <text:p>Percent is 0,1</text:p>
          </table:table-cell>
          <table:table-cell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f:=CONCATENATE(&quot;Date is &quot;;[.C82])" office:value-type="string" office:string-value="Date is 38032">
            <text:p>Date is 38032</text:p>
          </table:table-cell>
          <table:table-cell table:style-name="ce10" office:value-type="date" office:date-value="2004-02-15">
            <text:p>15.02.200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2]);[.A82];[.M82])" office:value-type="string" office:string-value="Date is 38032">
            <text:p>Date is 38032</text:p>
          </table:table-cell>
          <table:table-cell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CONCATENATE(&quot;Bool is &quot;;[.C83])" office:value-type="string" office:string-value="Bool is 1">
            <text:p>Bool is 1</text:p>
          </table:table-cell>
          <table:table-cell table:style-name="ce9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3]);[.A83];[.M83])" office:value-type="string" office:string-value="Bool is 1">
            <text:p>Bool is 1</text:p>
          </table:table-cell>
          <table:table-cell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CONCATENATE(&quot;Bool is &quot;;[.C84])" office:value-type="string" office:string-value="Bool is 0">
            <text:p>Bool is 0</text:p>
          </table:table-cell>
          <table:table-cell table:style-name="ce9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4]);[.A84];[.M84])" office:value-type="string" office:string-value="Bool is 0">
            <text:p>Bool is 0</text:p>
          </table:table-cell>
          <table:table-cell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CONCATENATE(&quot;Bool is &quot;;[.C85]=[.D85])" office:value-type="string" office:string-value="Bool is 1">
            <text:p>Bool is 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5]);[.A85];[.M85])" office:value-type="string" office:string-value="Bool is 1">
            <text:p>Bool is 1</text:p>
          </table:table-cell>
          <table:table-cell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CONCATENATE(&quot;Bool is &quot;;[.C86]=[.D86])" office:value-type="string" office:string-value="Bool is 0">
            <text:p>Bool is 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6]);[.A86];[.M86])" office:value-type="string" office:string-value="Bool is 0">
            <text:p>Bool is 0</text:p>
          </table:table-cell>
          <table:table-cell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13"/>
          <table:table-cell table:number-columns-repeated="243"/>
        </table:table-row>
        <table:table-row table:style-name="ro2">
          <table:table-cell table:style-name="ce3" office:value-type="string">
            <text:p>Str 12</text:p>
          </table:table-cell>
          <table:table-cell table:formula="of:=CONCATENATE(&quot;Str &quot;;[.D88])" office:value-type="string" office:string-value="Str 12">
            <text:p>Str 12</text:p>
          </table:table-cell>
          <table:table-cell table:style-name="ce6" office:value-type="float" office:value="1">
            <text:p>1</text:p>
          </table:table-cell>
          <table:table-cell table:style-name="ce6" table:formula="of:=1.2*10^[.C88]" office:value-type="float" office:value="12">
            <text:p>12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/>
          <table:table-cell table:style-name="ce13"/>
          <table:table-cell/>
          <table:table-cell/>
          <table:table-cell table:formula="of:=IF(ISBLANK([.M88]);[.A88];[.M88])" office:value-type="string" office:string-value="Str 12">
            <text:p>Str 12</text:p>
          </table:table-cell>
          <table:table-cell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f:=CONCATENATE(&quot;Str &quot;;[.D89])" office:value-type="string" office:string-value="Str 120">
            <text:p>Str 120</text:p>
          </table:table-cell>
          <table:table-cell table:style-name="ce6" office:value-type="float" office:value="2">
            <text:p>2</text:p>
          </table:table-cell>
          <table:table-cell table:style-name="ce6" table:formula="of:=1.2*10^[.C89]" office:value-type="float" office:value="120">
            <text:p>1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89]);[.A89];[.M89])" office:value-type="string" office:string-value="Str 120">
            <text:p>Str 120</text:p>
          </table:table-cell>
          <table:table-cell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f:=CONCATENATE(&quot;Str &quot;;[.D90])" office:value-type="string" office:string-value="Str 1200">
            <text:p>Str 1200</text:p>
          </table:table-cell>
          <table:table-cell table:style-name="ce6" office:value-type="float" office:value="3">
            <text:p>3</text:p>
          </table:table-cell>
          <table:table-cell table:style-name="ce6" table:formula="of:=1.2*10^[.C90]" office:value-type="float" office:value="1200">
            <text:p>12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90]);[.A90];[.M90])" office:value-type="string" office:string-value="Str 1200">
            <text:p>Str 1200</text:p>
          </table:table-cell>
          <table:table-cell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f:=CONCATENATE(&quot;Str &quot;;[.D91])" office:value-type="string" office:string-value="Str 12000">
            <text:p>Str 12000</text:p>
          </table:table-cell>
          <table:table-cell table:style-name="ce6" office:value-type="float" office:value="4">
            <text:p>4</text:p>
          </table:table-cell>
          <table:table-cell table:style-name="ce6" table:formula="of:=1.2*10^[.C91]" office:value-type="float" office:value="12000">
            <text:p>12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91]);[.A91];[.M91])" office:value-type="string" office:string-value="Str 12000">
            <text:p>Str 12000</text:p>
          </table:table-cell>
          <table:table-cell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f:=CONCATENATE(&quot;Str &quot;;[.D92])" office:value-type="string" office:string-value="Str 120000">
            <text:p>Str 120000</text:p>
          </table:table-cell>
          <table:table-cell table:style-name="ce6" office:value-type="float" office:value="5">
            <text:p>5</text:p>
          </table:table-cell>
          <table:table-cell table:style-name="ce6" table:formula="of:=1.2*10^[.C92]" office:value-type="float" office:value="120000">
            <text:p>12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92]);[.A92];[.M92])" office:value-type="string" office:string-value="Str 120000">
            <text:p>Str 120000</text:p>
          </table:table-cell>
          <table:table-cell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f:=CONCATENATE(&quot;Str &quot;;[.D93])" office:value-type="string" office:string-value="Str 1200000">
            <text:p>Str 1200000</text:p>
          </table:table-cell>
          <table:table-cell table:style-name="ce6" office:value-type="float" office:value="6">
            <text:p>6</text:p>
          </table:table-cell>
          <table:table-cell table:style-name="ce6" table:formula="of:=1.2*10^[.C93]" office:value-type="float" office:value="1200000">
            <text:p>12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formula="of:=IF(ISBLANK([.M93]);[.A93];[.M93])" office:value-type="string" office:string-value="Str 1200000">
            <text:p>Str 1200000</text:p>
          </table:table-cell>
          <table:table-cell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f:=CONCATENATE(&quot;Str &quot;;[.D94])" office:value-type="string" office:string-value="Str 12000000">
            <text:p>Str 12000000</text:p>
          </table:table-cell>
          <table:table-cell table:style-name="ce6" office:value-type="float" office:value="7">
            <text:p>7</text:p>
          </table:table-cell>
          <table:table-cell table:style-name="ce6" table:formula="of:=1.2*10^[.C94]" office:value-type="float" office:value="12000000">
            <text:p>12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94]);[.A94];[.M94])" office:value-type="string" office:string-value="Str 12000000">
            <text:p>Str 12000000</text:p>
          </table:table-cell>
          <table:table-cell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f:=CONCATENATE(&quot;Str &quot;;[.D95])" office:value-type="string" office:string-value="Str 120000000">
            <text:p>Str 120000000</text:p>
          </table:table-cell>
          <table:table-cell table:style-name="ce6" office:value-type="float" office:value="8">
            <text:p>8</text:p>
          </table:table-cell>
          <table:table-cell table:style-name="ce6" table:formula="of:=1.2*10^[.C95]" office:value-type="float" office:value="120000000">
            <text:p>12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95]);[.A95];[.M95])" office:value-type="string" office:string-value="Str 120000000">
            <text:p>Str 120000000</text:p>
          </table:table-cell>
          <table:table-cell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f:=CONCATENATE(&quot;Str &quot;;[.D96])" office:value-type="string" office:string-value="Str 1200000000">
            <text:p>Str 1200000000</text:p>
          </table:table-cell>
          <table:table-cell table:style-name="ce6" office:value-type="float" office:value="9">
            <text:p>9</text:p>
          </table:table-cell>
          <table:table-cell table:style-name="ce6" table:formula="of:=1.2*10^[.C96]" office:value-type="float" office:value="1200000000">
            <text:p>12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96]);[.A96];[.M96])" office:value-type="string" office:string-value="Str 1200000000">
            <text:p>Str 1200000000</text:p>
          </table:table-cell>
          <table:table-cell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f:=CONCATENATE(&quot;Str &quot;;[.D97])" office:value-type="string" office:string-value="Str 12000000000">
            <text:p>Str 12000000000</text:p>
          </table:table-cell>
          <table:table-cell table:style-name="ce6" office:value-type="float" office:value="10">
            <text:p>10</text:p>
          </table:table-cell>
          <table:table-cell table:style-name="ce6" table:formula="of:=1.2*10^[.C97]" office:value-type="float" office:value="12000000000">
            <text:p>12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97]);[.A97];[.M97])" office:value-type="string" office:string-value="Str 12000000000">
            <text:p>Str 12000000000</text:p>
          </table:table-cell>
          <table:table-cell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f:=CONCATENATE(&quot;Str &quot;;[.D98])" office:value-type="string" office:string-value="Str 120000000000">
            <text:p>Str 120000000000</text:p>
          </table:table-cell>
          <table:table-cell table:style-name="ce6" office:value-type="float" office:value="11">
            <text:p>11</text:p>
          </table:table-cell>
          <table:table-cell table:style-name="ce6" table:formula="of:=1.2*10^[.C98]" office:value-type="float" office:value="120000000000">
            <text:p>12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98]);[.A98];[.M98])" office:value-type="string" office:string-value="Str 120000000000">
            <text:p>Str 120000000000</text:p>
          </table:table-cell>
          <table:table-cell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f:=CONCATENATE(&quot;Str &quot;;[.D99])" office:value-type="string" office:string-value="Str 1200000000000">
            <text:p>Str 1200000000000</text:p>
          </table:table-cell>
          <table:table-cell table:style-name="ce6" office:value-type="float" office:value="12">
            <text:p>12</text:p>
          </table:table-cell>
          <table:table-cell table:style-name="ce6" table:formula="of:=1.2*10^[.C99]" office:value-type="float" office:value="1200000000000">
            <text:p>12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99]);[.A99];[.M99])" office:value-type="string" office:string-value="Str 1200000000000">
            <text:p>Str 1200000000000</text:p>
          </table:table-cell>
          <table:table-cell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f:=CONCATENATE(&quot;Str &quot;;[.D100])" office:value-type="string" office:string-value="Str 12000000000000">
            <text:p>Str 12000000000000</text:p>
          </table:table-cell>
          <table:table-cell table:style-name="ce6" office:value-type="float" office:value="13">
            <text:p>13</text:p>
          </table:table-cell>
          <table:table-cell table:style-name="ce6" table:formula="of:=1.2*10^[.C100]" office:value-type="float" office:value="12000000000000">
            <text:p>120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100]);[.A100];[.M100])" office:value-type="string" office:string-value="Str 12000000000000">
            <text:p>Str 12000000000000</text:p>
          </table:table-cell>
          <table:table-cell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f:=CONCATENATE(&quot;Str &quot;;[.D101])" office:value-type="string" office:string-value="Str 120000000000000">
            <text:p>Str 120000000000000</text:p>
          </table:table-cell>
          <table:table-cell table:style-name="ce6" office:value-type="float" office:value="14">
            <text:p>14</text:p>
          </table:table-cell>
          <table:table-cell table:style-name="ce6" table:formula="of:=1.2*10^[.C101]" office:value-type="float" office:value="120000000000000">
            <text:p>12000000000000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 office:value-type="string">
            <text:p>long</text:p>
          </table:table-cell>
          <table:table-cell/>
          <table:table-cell table:formula="of:=IF(ISBLANK([.M101]);[.A101];[.M101])" office:value-type="string" office:string-value="Str 120000000000000">
            <text:p>Str 120000000000000</text:p>
          </table:table-cell>
          <table:table-cell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f:=CONCATENATE(&quot;Str &quot;;[.D102])" office:value-type="string" office:string-value="Str 1,2E+015">
            <text:p>Str 1,2E+015</text:p>
          </table:table-cell>
          <table:table-cell table:style-name="ce6" office:value-type="float" office:value="15">
            <text:p>15</text:p>
          </table:table-cell>
          <table:table-cell table:style-name="ce6" table:formula="of:=1.2*10^[.C102]" office:value-type="float" office:value="1.2E+015">
            <text:p>1,20000E+015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5</text:p>
          </table:table-cell>
          <table:table-cell office:value-type="string">
            <text:p>long</text:p>
          </table:table-cell>
          <table:table-cell/>
          <table:table-cell table:formula="of:=IF(ISBLANK([.M102]);[.A102];[.M102])" office:value-type="string" office:string-value="Str 1,2E+015">
            <text:p>Str 1,2E+015</text:p>
          </table:table-cell>
          <table:table-cell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f:=CONCATENATE(&quot;Str &quot;;[.D103])" office:value-type="string" office:string-value="Str 1,2E+016">
            <text:p>Str 1,2E+016</text:p>
          </table:table-cell>
          <table:table-cell table:style-name="ce6" office:value-type="float" office:value="16">
            <text:p>16</text:p>
          </table:table-cell>
          <table:table-cell table:style-name="ce6" table:formula="of:=1.2*10^[.C103]" office:value-type="float" office:value="1.2E+016">
            <text:p>1,20000E+016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6</text:p>
          </table:table-cell>
          <table:table-cell office:value-type="string">
            <text:p>long</text:p>
          </table:table-cell>
          <table:table-cell/>
          <table:table-cell table:formula="of:=IF(ISBLANK([.M103]);[.A103];[.M103])" office:value-type="string" office:string-value="Str 1,2E+016">
            <text:p>Str 1,2E+016</text:p>
          </table:table-cell>
          <table:table-cell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f:=CONCATENATE(&quot;Str &quot;;[.D104])" office:value-type="string" office:string-value="Str 1,2E+017">
            <text:p>Str 1,2E+017</text:p>
          </table:table-cell>
          <table:table-cell table:style-name="ce6" office:value-type="float" office:value="17">
            <text:p>17</text:p>
          </table:table-cell>
          <table:table-cell table:style-name="ce6" table:formula="of:=1.2*10^[.C104]" office:value-type="float" office:value="1.2E+017">
            <text:p>1,20000E+017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7</text:p>
          </table:table-cell>
          <table:table-cell office:value-type="string">
            <text:p>long</text:p>
          </table:table-cell>
          <table:table-cell/>
          <table:table-cell table:formula="of:=IF(ISBLANK([.M104]);[.A104];[.M104])" office:value-type="string" office:string-value="Str 1,2E+017">
            <text:p>Str 1,2E+017</text:p>
          </table:table-cell>
          <table:table-cell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f:=CONCATENATE(&quot;Str &quot;;[.D105])" office:value-type="string" office:string-value="Str 1,2E+018">
            <text:p>Str 1,2E+018</text:p>
          </table:table-cell>
          <table:table-cell table:style-name="ce6" office:value-type="float" office:value="18">
            <text:p>18</text:p>
          </table:table-cell>
          <table:table-cell table:style-name="ce6" table:formula="of:=1.2*10^[.C105]" office:value-type="float" office:value="1.2E+018">
            <text:p>1,20000E+018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8</text:p>
          </table:table-cell>
          <table:table-cell office:value-type="string">
            <text:p>long</text:p>
          </table:table-cell>
          <table:table-cell/>
          <table:table-cell table:formula="of:=IF(ISBLANK([.M105]);[.A105];[.M105])" office:value-type="string" office:string-value="Str 1,2E+018">
            <text:p>Str 1,2E+018</text:p>
          </table:table-cell>
          <table:table-cell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f:=CONCATENATE(&quot;Str &quot;;[.D106])" office:value-type="string" office:string-value="Str 1,2E+019">
            <text:p>Str 1,2E+019</text:p>
          </table:table-cell>
          <table:table-cell table:style-name="ce6" office:value-type="float" office:value="19">
            <text:p>19</text:p>
          </table:table-cell>
          <table:table-cell table:style-name="ce6" table:formula="of:=1.2*10^[.C106]" office:value-type="float" office:value="1.2E+019">
            <text:p>1,20000E+019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19</text:p>
          </table:table-cell>
          <table:table-cell office:value-type="string">
            <text:p>long</text:p>
          </table:table-cell>
          <table:table-cell/>
          <table:table-cell table:formula="of:=IF(ISBLANK([.M106]);[.A106];[.M106])" office:value-type="string" office:string-value="Str 1,2E+019">
            <text:p>Str 1,2E+019</text:p>
          </table:table-cell>
          <table:table-cell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0</text:p>
          </table:table-cell>
          <table:table-cell table:formula="of:=CONCATENATE(&quot;Str &quot;;[.D107])" office:value-type="string" office:string-value="Str 1,2E+020">
            <text:p>Str 1,2E+020</text:p>
          </table:table-cell>
          <table:table-cell table:style-name="ce6" office:value-type="float" office:value="20">
            <text:p>20</text:p>
          </table:table-cell>
          <table:table-cell table:style-name="ce6" table:formula="of:=1.2*10^[.C107]" office:value-type="float" office:value="1.2E+020">
            <text:p>1,20000E+020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20</text:p>
          </table:table-cell>
          <table:table-cell office:value-type="string">
            <text:p>long jre14</text:p>
          </table:table-cell>
          <table:table-cell/>
          <table:table-cell table:formula="of:=IF(ISBLANK([.M107]);[.A107];[.M107])" office:value-type="string" office:string-value="Str 1,2E+020">
            <text:p>Str 1,2E+020</text:p>
          </table:table-cell>
          <table:table-cell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1</text:p>
          </table:table-cell>
          <table:table-cell table:formula="of:=CONCATENATE(&quot;Str &quot;;[.D108])" office:value-type="string" office:string-value="Str 1,2E+021">
            <text:p>Str 1,2E+021</text:p>
          </table:table-cell>
          <table:table-cell table:style-name="ce6" office:value-type="float" office:value="21">
            <text:p>21</text:p>
          </table:table-cell>
          <table:table-cell table:style-name="ce6" table:formula="of:=1.2*10^[.C108]" office:value-type="float" office:value="1.2E+021">
            <text:p>1,20000E+021</text:p>
          </table:table-cell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Str 1,2E+021</text:p>
          </table:table-cell>
          <table:table-cell office:value-type="string">
            <text:p>long jre14</text:p>
          </table:table-cell>
          <table:table-cell/>
          <table:table-cell table:formula="of:=IF(ISBLANK([.M108]);[.A108];[.M108])" office:value-type="string" office:string-value="Str 1,2E+021">
            <text:p>Str 1,2E+021</text:p>
          </table:table-cell>
          <table:table-cell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892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13"/>
          <table:table-cell table:number-columns-repeated="243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13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9-05-06T13:21:59</dc:date>
    <meta:editing-cycles>8</meta:editing-cycles>
    <meta:editing-duration>PT00H22M34S</meta:editing-duration>
    <dc:creator>Vladimir Korenev</dc:creator>
    <meta:document-statistic meta:table-count="1" meta:cell-count="977" meta:object-count="0"/>
    <meta:user-defined meta:name="Info 1"/>
    <meta:user-defined meta:name="Info 2"/>
    <meta:user-defined meta:name="Info 3"/>
    <meta:user-defined meta:name="Info 4"/>
  </office:meta>
</office:document-meta>
</file>